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7932" officeooo:paragraph-rsid="00027932"/>
    </style:style>
    <style:style style:name="P2" style:family="paragraph" style:parent-style-name="Standard">
      <style:paragraph-properties fo:text-align="start" style:justify-single-word="false"/>
      <style:text-properties officeooo:rsid="00027932" officeooo:paragraph-rsid="00027932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31cb4" officeooo:paragraph-rsid="00031cb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32f92" officeooo:paragraph-rsid="00032f9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40b4f" officeooo:paragraph-rsid="00040b4f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officeooo:rsid="00027932" officeooo:paragraph-rsid="0002793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05ae90" officeooo:paragraph-rsid="0005ae90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tyle="italic" officeooo:rsid="00027932" officeooo:paragraph-rsid="00027932" style:font-style-asian="italic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rsid="00031cb4" officeooo:paragraph-rsid="00032f92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31cb4" officeooo:paragraph-rsid="00031cb4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032f92" officeooo:paragraph-rsid="00032f92"/>
    </style:style>
    <style:style style:name="P12" style:family="paragraph" style:parent-style-name="Standard" style:list-style-name="L2">
      <style:paragraph-properties fo:text-align="start" style:justify-single-word="false"/>
      <style:text-properties officeooo:paragraph-rsid="000547dc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47dc" officeooo:paragraph-rsid="000547d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ae90" officeooo:paragraph-rsid="0005ae90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40b4f" officeooo:paragraph-rsid="00040b4f"/>
    </style:style>
    <style:style style:name="P16" style:family="paragraph" style:parent-style-name="Standard">
      <style:paragraph-properties fo:text-align="start" style:justify-single-word="false"/>
      <style:text-properties officeooo:rsid="00040b4f" officeooo:paragraph-rsid="00040b4f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0547dc" officeooo:paragraph-rsid="000547dc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547dc" officeooo:paragraph-rsid="000547dc"/>
    </style:style>
    <style:style style:name="T1" style:family="text">
      <style:text-properties officeooo:rsid="00032f92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40b4f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547dc" style:font-size-asian="10.5pt" style:font-weight-asian="normal" style:font-size-complex="12pt" style:font-weight-complex="normal"/>
    </style:style>
    <style:style style:name="T5" style:family="text">
      <style:text-properties officeooo:rsid="000547dc"/>
    </style:style>
    <style:style style:name="T6" style:family="text">
      <style:text-properties officeooo:rsid="0005ae90"/>
    </style:style>
    <style:style style:name="T7" style:family="text">
      <style:text-properties officeooo:rsid="0008bc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Aleksandra Falkiewicz</text:p>
      <text:p text:style-name="P1"/>
      <text:p text:style-name="P7"/>
      <text:p text:style-name="P7"/>
      <text:p text:style-name="P7">OPIS PROJEKTU Z BAZ DANYCH -</text:p>
      <text:p text:style-name="P6">MANAGER MAGAZYNU</text:p>
      <text:p text:style-name="P1"/>
      <text:p text:style-name="P1"/>
      <text:p text:style-name="P10"/>
      <text:p text:style-name="P3">Dane:</text:p>
      <text:p text:style-name="P2"/>
      <text:p text:style-name="P9">Dane zawarte w bazie dotyczyć będą magazynu firmy, produkującej uchwyty elektryczne i elementy złączne z tworzyw sztucznych. Baza zawierać będzie informacje na temat jej stałych klientów i ich adresów wysyłek, jak również cen towarów. Poza tym zawarte w niej będą informacje, dotyczące aktualnego stanu magazynu (ilości wyprodukowanych, gotowych do wysyłki towarów, znajdujących się w magazynie). </text:p>
      <text:p text:style-name="P9"><text:span text:style-name="T1">Część wymienionych wyżej danych, zostanie udostępniona i importowana z arkuszy excela, gdzie aktualnie zapisane są dane firmy.</text:span></text:p>
      <text:p text:style-name="P11">Pozostałe z nich, takie jak między innymi stali klienci zostaną dodane przeze mnie ręcznie.</text:p>
      <text:p text:style-name="P11">Dodatkowo, na bieżąco do bazy dodawane będą zlecenia wraz z datą ich realizacji.</text:p>
      <text:p text:style-name="P11"/>
      <text:p text:style-name="P11"/>
      <text:p text:style-name="P11"/>
      <text:p text:style-name="P4">Funkcjonalności:</text:p>
      <text:p text:style-name="P4"/>
      <text:p text:style-name="P11"><text:span text:style-name="T2">Projekt ma symulować system zarządzania zasobami magazynu, zatem pot</text:span><text:span text:style-name="T3">rz</text:span><text:span text:style-name="T2">ebne będą następujące funkcjonalności:</text:span></text:p>
      <text:p text:style-name="P11"><text:span text:style-name="T2"/></text:p>
      <text:list xml:id="list1452262956" text:style-name="L1">
        <text:list-item>
          <text:p text:style-name="P15">aktualizacja stanu magazynu,</text:p>
        </text:list-item>
        <text:list-item>
          <text:p text:style-name="P18">sprawdzenie stanu magazynu,</text:p>
        </text:list-item>
        <text:list-item>
          <text:p text:style-name="P15">dodanie/usunięcie klienta do/z bazy,</text:p>
        </text:list-item>
        <text:list-item>
          <text:p text:style-name="P15">sprawdzanie, czy możliwa jest realizacja zleceń przy pomocy zasobów, znajdujących się w magazynie (jednoczesne informowanie użytkownika, o brakach, które należy uzupełnić w celu skompletowania danego zamówienia) – szeregowanie zleceń od najpilniejszych,</text:p>
        </text:list-item>
        <text:list-item>
          <text:p text:style-name="P15">opcja „wysłania” zamówienia (automatyczna aktualizacja stanu magazynu).</text:p>
        </text:list-item>
      </text:list>
      <text:p text:style-name="P16"/>
      <text:p text:style-name="P16"/>
      <text:p text:style-name="P5"/>
      <text:p text:style-name="P5"><text:span text:style-name="T5">Scenariusze użycia</text:span>:</text:p>
      <text:p text:style-name="P5"/>
      <text:p text:style-name="P13">Zaproponowana baza danych usprawni i przyspieszy organizację pracy w firmie. <text:span text:style-name="T6">Pracownicy nie będą musieli udawać się do magazynu w celu sprawdzenia, czego brakuje do realizacji zlecenia.</text:span></text:p>
      <text:p text:style-name="P14">Przykładowe użycia bazy w praktyce:</text:p>
      <text:list xml:id="list4053037746" text:style-name="L2">
        <text:list-header>
          <text:p text:style-name="P12"><text:span text:style-name="T4"/></text:p>
        </text:list-header>
        <text:list-item>
          <text:p text:style-name="P12"><text:span text:style-name="T4">Każdorazowe użycie bazy po otrzymaniu nowego zlecenia, w celu sprawdzenia możliwości jego realizacji,</text:span></text:p>
        </text:list-item>
        <text:list-item>
          <text:p text:style-name="P17"><text:span text:style-name="T2">Sprawdzenie stanu magazynu,</text:span></text:p>
        </text:list-item>
        <text:list-item>
          <text:p text:style-name="P17"><text:span text:style-name="T2">Dowiedzenie się, które zlecenie jest najpilniejsze i co jeszcze trzeba do niego przygotować,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5T00:39:32.427968826</meta:creation-date>
    <dc:date>2018-11-25T01:46:00.856625068</dc:date>
    <meta:editing-duration>PT3M34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2" meta:word-count="241" meta:character-count="1771" meta:non-whitespace-character-count="1558"/>
  </office:meta>
</office:document-meta>
</file>